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3d9e" officeooo:paragraph-rsid="00103d9e"/>
    </style:style>
    <style:style style:name="P2" style:family="paragraph" style:parent-style-name="Standard">
      <style:paragraph-properties fo:text-align="center" style:justify-single-word="false"/>
      <style:text-properties officeooo:rsid="00103d9e" officeooo:paragraph-rsid="00103d9e"/>
    </style:style>
    <style:style style:name="P3" style:family="paragraph" style:parent-style-name="Standard">
      <style:text-properties officeooo:rsid="00103d9e" officeooo:paragraph-rsid="00114293"/>
    </style:style>
    <style:style style:name="P4" style:family="paragraph" style:parent-style-name="Standard">
      <style:text-properties officeooo:paragraph-rsid="00103d9e"/>
    </style:style>
    <style:style style:name="P5" style:family="paragraph" style:parent-style-name="Standard">
      <style:text-properties officeooo:rsid="00153c21" officeooo:paragraph-rsid="00153c21"/>
    </style:style>
    <style:style style:name="P6" style:family="paragraph" style:parent-style-name="Standard">
      <style:text-properties officeooo:rsid="0016dc46" officeooo:paragraph-rsid="0016dc46"/>
    </style:style>
    <style:style style:name="P7" style:family="paragraph" style:parent-style-name="Standard">
      <style:text-properties officeooo:rsid="0018d6ba" officeooo:paragraph-rsid="0018d6ba"/>
    </style:style>
    <style:style style:name="P8" style:family="paragraph" style:parent-style-name="Standard">
      <style:text-properties style:text-position="0% 100%" officeooo:rsid="00153c21" officeooo:paragraph-rsid="00153c21"/>
    </style:style>
    <style:style style:name="P9" style:family="paragraph" style:parent-style-name="Standard">
      <style:text-properties style:text-position="0% 100%" officeooo:rsid="0016dc46" officeooo:paragraph-rsid="0016dc46"/>
    </style:style>
    <style:style style:name="P10" style:family="paragraph" style:parent-style-name="Standard">
      <style:text-properties style:text-position="0% 100%" officeooo:rsid="0018d6ba" officeooo:paragraph-rsid="0016dc46"/>
    </style:style>
    <style:style style:name="P11" style:family="paragraph" style:parent-style-name="Frame_20_contents">
      <style:text-properties officeooo:paragraph-rsid="00103d9e"/>
    </style:style>
    <style:style style:name="P12" style:family="paragraph" style:parent-style-name="Frame_20_contents">
      <style:text-properties officeooo:paragraph-rsid="00114293"/>
    </style:style>
    <style:style style:name="P13" style:family="paragraph" style:parent-style-name="Frame_20_contents">
      <style:text-properties officeooo:paragraph-rsid="00153c21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style:paragraph-properties fo:text-align="center"/>
    </style:style>
    <style:style style:name="T1" style:family="text">
      <style:text-properties fo:font-size="24pt" officeooo:rsid="00153c21" style:font-size-asian="24pt" style:font-size-complex="24pt"/>
    </style:style>
    <style:style style:name="T2" style:family="text">
      <style:text-properties fo:font-size="28pt" officeooo:rsid="00103d9e" style:font-size-asian="28pt" style:font-size-complex="28pt"/>
    </style:style>
    <style:style style:name="T3" style:family="text">
      <style:text-properties fo:font-size="28pt" officeooo:rsid="00114293" style:font-size-asian="28pt" style:font-size-complex="28pt"/>
    </style:style>
    <style:style style:name="T4" style:family="text">
      <style:text-properties fo:font-size="28pt" officeooo:rsid="00153c21" style:font-size-asian="28pt" style:font-size-complex="28pt"/>
    </style:style>
    <style:style style:name="T5" style:family="text">
      <style:text-properties officeooo:rsid="00114293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24pt" officeooo:rsid="00153c21" style:font-size-asian="24pt" style:font-size-complex="24pt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53c21"/>
    </style:style>
    <style:style style:name="T10" style:family="text">
      <style:text-properties style:text-position="0% 100%" officeooo:rsid="0018d6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draw:fill-color="#729fcf" draw:textarea-horizontal-align="justify" draw:textarea-vertical-align="middle" draw:auto-grow-height="false" fo:min-height="1.482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fill-color="#729fcf" draw:textarea-horizontal-align="justify" draw:textarea-vertical-align="middle" draw:auto-grow-height="false" fo:min-height="1.439cm" fo:min-width="1.4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000000" draw:marker-start-width="0.499cm" draw:marker-end="Arrow" draw:marker-end-width="0.3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textarea-horizontal-align="justify" draw:textarea-vertical-align="middle" draw:auto-grow-height="false" fo:min-height="1.42cm" fo:min-width="1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textarea-horizontal-align="justify" draw:textarea-vertical-align="middle" draw:auto-grow-height="false" fo:min-height="1.418cm" fo:min-width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Work :Conversion of sampling rate and STFT</text:p>
      <text:p text:style-name="P1"/>
      <text:p text:style-name="P1">I- Conversion of sampling rate</text:p>
      <text:p text:style-name="P4"><draw:custom-shape text:anchor-type="paragraph" draw:z-index="0" draw:name="Forme1" draw:style-name="gr10" draw:text-style-name="P17" svg:width="1.419cm" svg:height="1.419cm" svg:x="1.833cm" svg:y="0.441cm"><text:p text:style-name="P11"><draw:line text:anchor-type="paragraph" draw:z-index="5" draw:name="Forme6" draw:style-name="gr6" draw:text-style-name="P14" svg:x1="0.062cm" svg:y1="0.993cm" svg:x2="0.062cm" svg:y2="-0.002cm"><text:p/></draw:line><draw:line text:anchor-type="paragraph" draw:z-index="6" draw:name="Forme6_0" draw:style-name="gr6" draw:text-style-name="P14" svg:x1="5.074cm" svg:y1="0.041cm" svg:x2="5.04cm" svg:y2="1.035cm"><text:p/></draw:line><text:span text:style-name="T2"><text:s/>2</text:span></text:p><draw:enhanced-geometry svg:viewBox="0 0 21600 21600" draw:type="rectangle" draw:enhanced-path="M 0 0 L 21600 0 21600 21600 0 21600 0 0 Z N"/></draw:custom-shape><draw:custom-shape text:anchor-type="paragraph" draw:z-index="7" draw:name="Forme7" draw:style-name="gr5" draw:text-style-name="P16" svg:width="1.44cm" svg:height="1.44cm" svg:x="4.542cm" svg:y="0.441cm"><text:p text:style-name="P12"><text:span text:style-name="T3"><text:s/>H </text:span></text:p><draw:enhanced-geometry svg:viewBox="0 0 21600 21600" draw:type="rectangle" draw:enhanced-path="M 0 0 L 21600 0 21600 21600 0 21600 0 0 Z N"/></draw:custom-shape><draw:custom-shape text:anchor-type="paragraph" draw:z-index="1" draw:name="Forme2" draw:style-name="gr9" draw:text-style-name="P17" svg:width="1.421cm" svg:height="1.421cm" svg:x="6.761cm" svg:y="0.418cm"><text:p text:style-name="Frame_20_contents"><text:s text:c="3"/><text:span text:style-name="T2">3</text:span></text:p><draw:enhanced-geometry svg:viewBox="0 0 21600 21600" draw:type="rectangle" draw:enhanced-path="M 0 0 L 21600 0 21600 21600 0 21600 0 0 Z N"/></draw:custom-shape></text:p>
      <text:p text:style-name="P3"><draw:line text:anchor-type="paragraph" draw:z-index="2" draw:name="Forme3" draw:style-name="gr8" draw:text-style-name="P17" svg:x1="0.69cm" svg:y1="0.716cm" svg:x2="1.833cm" svg:y2="0.695cm"><text:p/></draw:line><draw:line text:anchor-type="paragraph" draw:z-index="3" draw:name="Forme4" draw:style-name="gr7" draw:text-style-name="P17" svg:x1="3.251cm" svg:y1="0.653cm" svg:x2="4.56cm" svg:y2="0.653cm"><text:p/></draw:line><draw:line text:anchor-type="paragraph" draw:z-index="4" draw:name="Forme5" draw:style-name="gr8" draw:text-style-name="P17" svg:x1="8.223cm" svg:y1="0.61cm" svg:x2="9.41cm" svg:y2="0.631cm"><text:p/></draw:line><draw:line text:anchor-type="paragraph" draw:z-index="8" draw:name="Forme8" draw:style-name="gr2" draw:text-style-name="P14" svg:x1="5.981cm" svg:y1="0.653cm" svg:x2="6.849cm" svg:y2="0.653cm"><text:p/></draw:line>1.</text:p>
      <text:p text:style-name="P3"/>
      <text:p text:style-name="P3"/>
      <text:p text:style-name="P3"/>
      <text:p text:style-name="P3">We can only up/down-sample by an integer factor (we can’t downscale by factor 2/3) and in order to limit the frenquencies as less as possible, we do the up-sampling <text:span text:style-name="T5">by</text:span> factor 2 first, then the down-sampling <text:span text:style-name="T5">by</text:span> factor 3 next. <text:span text:style-name="T5">For the filter H we take :</text:span><text:span text:style-name="T5"><draw:frame draw:style-name="fr1" draw:name="Objet1" text:anchor-type="as-char" svg:y="-0.619cm" svg:width="13.898cm" svg:height="1.09cm" draw:z-index="15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/>
      <text:p text:style-name="P1"/>
      <text:p text:style-name="P5"><draw:custom-shape text:anchor-type="paragraph" draw:z-index="9" draw:name="Forme1_0" draw:style-name="gr10" draw:text-style-name="P17" svg:width="1.419cm" svg:height="1.419cm" svg:x="1.917cm" svg:y="0.568cm"><text:p text:style-name="P11"><draw:line text:anchor-type="paragraph" draw:z-index="10" draw:name="Forme6_1" draw:style-name="gr6" draw:text-style-name="P14" svg:x1="0.189cm" svg:y1="1.036cm" svg:x2="0.189cm" svg:y2="0.041cm"><text:p/></draw:line><text:span text:style-name="T2"><text:s/>2</text:span></text:p><draw:enhanced-geometry svg:viewBox="0 0 21600 21600" draw:type="rectangle" draw:enhanced-path="M 0 0 L 21600 0 21600 21600 0 21600 0 0 Z N"/></draw:custom-shape><draw:custom-shape text:anchor-type="paragraph" draw:z-index="12" draw:name="Forme2_0" draw:style-name="gr9" draw:text-style-name="P17" svg:width="1.421cm" svg:height="1.421cm" svg:x="6.846cm" svg:y="0.545cm"><text:p text:style-name="Frame_20_contents"><text:s text:c="3"/><text:span text:style-name="T2">3</text:span></text:p><draw:enhanced-geometry svg:viewBox="0 0 21600 21600" draw:type="rectangle" draw:enhanced-path="M 0 0 L 21600 0 21600 21600 0 21600 0 0 Z N"/></draw:custom-shape><draw:line text:anchor-type="paragraph" draw:z-index="13" draw:name="Forme3_0" draw:style-name="gr8" draw:text-style-name="P17" svg:x1="0.774cm" svg:y1="0.843cm" svg:x2="1.917cm" svg:y2="0.822cm"><text:p/></draw:line><draw:line text:anchor-type="paragraph" draw:z-index="14" draw:name="Forme4_0" draw:style-name="gr7" draw:text-style-name="P17" svg:x1="3.336cm" svg:y1="0.78cm" svg:x2="4.645cm" svg:y2="0.78cm"><text:p/></draw:line><draw:line text:anchor-type="paragraph" draw:z-index="15" draw:name="Forme5_0" draw:style-name="gr8" draw:text-style-name="P17" svg:x1="8.308cm" svg:y1="0.737cm" svg:x2="9.495cm" svg:y2="0.758cm"><text:p/></draw:line><draw:line text:anchor-type="paragraph" draw:z-index="16" draw:name="Forme6_6" draw:style-name="gr6" draw:text-style-name="P14" svg:x1="7.177cm" svg:y1="0.759cm" svg:x2="7.143cm" svg:y2="1.753cm"><text:p/></draw:line><draw:custom-shape text:anchor-type="paragraph" draw:z-index="17" draw:name="Forme7_0" draw:style-name="gr5" draw:text-style-name="P16" svg:width="1.44cm" svg:height="1.44cm" svg:x="4.627cm" svg:y="0.568cm"><text:p text:style-name="P12"><text:span text:style-name="T3"><text:s/></text:span><text:span text:style-name="T1">z</text:span><text:span text:style-name="T7">-1</text:span><text:span text:style-name="T3"> </text:span></text:p><draw:enhanced-geometry svg:viewBox="0 0 21600 21600" draw:type="rectangle" draw:enhanced-path="M 0 0 L 21600 0 21600 21600 0 21600 0 0 Z N"/></draw:custom-shape><draw:line text:anchor-type="paragraph" draw:z-index="18" draw:name="Forme8_0" draw:style-name="gr2" draw:text-style-name="P14" svg:x1="6.066cm" svg:y1="0.78cm" svg:x2="6.934cm" svg:y2="0.78cm"><text:p/></draw:line><draw:frame text:anchor-type="paragraph" draw:z-index="19" draw:name="Forme9" draw:style-name="gr3" draw:text-style-name="P15" svg:width="0.826cm" svg:height="0.89cm" svg:x="1.304cm" svg:y="0.24cm"><draw:text-box><text:p>W</text:p></draw:text-box></draw:frame><draw:frame text:anchor-type="paragraph" draw:z-index="20" draw:name="Forme9_0" draw:style-name="gr3" draw:text-style-name="P15" svg:width="0.826cm" svg:height="0.89cm" svg:x="3.801cm" svg:y="0.176cm"><draw:text-box><text:p>X</text:p></draw:text-box></draw:frame><draw:frame text:anchor-type="paragraph" draw:z-index="21" draw:name="Forme9_1" draw:style-name="gr3" draw:text-style-name="P15" svg:width="0.826cm" svg:height="0.89cm" svg:x="8.521cm" svg:y="0.261cm"><draw:text-box><text:p>Z</text:p></draw:text-box></draw:frame><draw:frame text:anchor-type="paragraph" draw:z-index="22" draw:name="Forme9_2" draw:style-name="gr3" draw:text-style-name="P15" svg:width="0.826cm" svg:height="0.89cm" svg:x="6.352cm" svg:y="0.24cm"><draw:text-box><text:p>Y</text:p></draw:text-box></draw:frame>4.</text:p>
      <text:p text:style-name="P5"/>
      <text:p text:style-name="P5"/>
      <text:p text:style-name="P5"/>
      <text:p text:style-name="P5"/>
      <text:p text:style-name="P5">X(z) = W(z²), Y(z)=z<text:span text:style-name="T6">-1</text:span><text:span text:style-name="T8">X(z), Z(z)=</text:span><text:span text:style-name="T8"><draw:frame draw:style-name="fr1" draw:name="Objet2" text:anchor-type="as-char" svg:y="-0.723cm" svg:width="7.938cm" svg:height="1.152cm" draw:z-index="3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/>
      <text:p text:style-name="P8"><draw:frame text:anchor-type="paragraph" draw:z-index="31" draw:name="Forme9_3" draw:style-name="gr3" draw:text-style-name="P15" svg:width="0.826cm" svg:height="0.89cm" svg:x="6.447cm" svg:y="0.198cm"><draw:text-box><text:p>X</text:p></draw:text-box></draw:frame><draw:frame text:anchor-type="paragraph" draw:z-index="32" draw:name="Forme9_4" draw:style-name="gr3" draw:text-style-name="P15" svg:width="0.826cm" svg:height="0.89cm" svg:x="8.691cm" svg:y="0.134cm"><draw:text-box><text:p>Y</text:p></draw:text-box></draw:frame><draw:frame text:anchor-type="paragraph" draw:z-index="34" draw:name="Forme9_6" draw:style-name="gr3" draw:text-style-name="P15" svg:width="0.826cm" svg:height="0.89cm" svg:x="11.305cm" svg:y="0.24cm"><draw:text-box><text:p>Z</text:p></draw:text-box></draw:frame><draw:frame text:anchor-type="paragraph" draw:z-index="33" draw:name="Forme9_5" draw:style-name="gr3" draw:text-style-name="P15" svg:width="0.826cm" svg:height="0.89cm" svg:x="3.695cm" svg:y="0.377cm"><draw:text-box><text:p>W</text:p></draw:text-box></draw:frame><draw:frame text:anchor-type="paragraph" draw:z-index="36" draw:name="Forme9_7" draw:style-name="gr3" draw:text-style-name="P15" svg:width="0.826cm" svg:height="0.89cm" svg:x="1.05cm" svg:y="0.441cm"><draw:text-box><text:p>V</text:p></draw:text-box></draw:frame></text:p>
      <text:p text:style-name="P8"><draw:custom-shape text:anchor-type="paragraph" draw:z-index="23" draw:name="Forme1_1" draw:style-name="gr10" draw:text-style-name="P17" svg:width="1.419cm" svg:height="1.419cm" svg:x="7.061cm" svg:y="0.039cm"><text:p text:style-name="P11"><draw:line text:anchor-type="paragraph" draw:z-index="24" draw:name="Forme6_2" draw:style-name="gr6" draw:text-style-name="P14" svg:x1="0.168cm" svg:y1="1.099cm" svg:x2="0.168cm" svg:y2="0.104cm"><text:p/></draw:line><text:span text:style-name="T2"><text:s/>2</text:span></text:p><draw:enhanced-geometry svg:viewBox="0 0 21600 21600" draw:type="rectangle" draw:enhanced-path="M 0 0 L 21600 0 21600 21600 0 21600 0 0 Z N"/></draw:custom-shape><draw:custom-shape text:anchor-type="paragraph" draw:z-index="25" draw:name="Forme2_1" draw:style-name="gr9" draw:text-style-name="P17" svg:width="1.421cm" svg:height="1.421cm" svg:x="4.665cm" svg:y="0.079cm"><text:p text:style-name="Frame_20_contents"><text:s text:c="3"/><text:span text:style-name="T2">3</text:span></text:p><draw:enhanced-geometry svg:viewBox="0 0 21600 21600" draw:type="rectangle" draw:enhanced-path="M 0 0 L 21600 0 21600 21600 0 21600 0 0 Z N"/></draw:custom-shape><draw:line text:anchor-type="paragraph" draw:z-index="26" draw:name="Forme3_1" draw:style-name="gr8" draw:text-style-name="P17" svg:x1="0.774cm" svg:y1="0.843cm" svg:x2="1.917cm" svg:y2="0.822cm"><text:p/></draw:line><draw:line text:anchor-type="paragraph" draw:z-index="27" draw:name="Forme4_1" draw:style-name="gr7" draw:text-style-name="P17" svg:x1="3.336cm" svg:y1="0.78cm" svg:x2="4.645cm" svg:y2="0.78cm"><text:p/></draw:line><draw:line text:anchor-type="paragraph" draw:z-index="29" draw:name="Forme6_5" draw:style-name="gr6" draw:text-style-name="P14" svg:x1="4.996cm" svg:y1="0.293cm" svg:x2="4.962cm" svg:y2="1.287cm"><text:p/></draw:line><draw:custom-shape text:anchor-type="paragraph" draw:z-index="30" draw:name="Forme7_1" draw:style-name="gr5" draw:text-style-name="P16" svg:width="1.44cm" svg:height="1.44cm" svg:x="9.516cm" svg:y="0.039cm"><text:p text:style-name="P12"><text:span text:style-name="T3"><text:s/></text:span><text:span text:style-name="T1">z</text:span><text:span text:style-name="T7">-1</text:span><text:span text:style-name="T3"> </text:span></text:p><draw:enhanced-geometry svg:viewBox="0 0 21600 21600" draw:type="rectangle" draw:enhanced-path="M 0 0 L 21600 0 21600 21600 0 21600 0 0 Z N"/></draw:custom-shape><draw:custom-shape text:anchor-type="paragraph" draw:z-index="35" draw:name="Forme10" draw:style-name="gr4" draw:text-style-name="P16" svg:width="1.482cm" svg:height="1.482cm" svg:x="1.875cm" svg:y="0.21cm"><text:p text:style-name="P13"><text:span text:style-name="T4"><text:s/>z</text:span></text:p><draw:enhanced-geometry svg:viewBox="0 0 21600 21600" draw:type="rectangle" draw:enhanced-path="M 0 0 L 21600 0 21600 21600 0 21600 0 0 Z N"/></draw:custom-shape><draw:line text:anchor-type="paragraph" draw:z-index="37" draw:name="Forme11" draw:style-name="gr2" draw:text-style-name="P14" svg:x1="6.085cm" svg:y1="0.803cm" svg:x2="7.06cm" svg:y2="0.803cm"><text:p/></draw:line><draw:line text:anchor-type="paragraph" draw:z-index="38" draw:name="Forme12" draw:style-name="gr2" draw:text-style-name="P14" svg:x1="8.479cm" svg:y1="0.802cm" svg:x2="9.516cm" svg:y2="0.781cm"><text:p/></draw:line><draw:line text:anchor-type="paragraph" draw:z-index="39" draw:name="Forme13" draw:style-name="gr1" draw:text-style-name="P14" svg:x1="10.956cm" svg:y1="0.845cm" svg:x2="12.353cm" svg:y2="0.824cm"><text:p/></draw:line><text:tab/><text:tab/></text:p>
      <text:p text:style-name="P8"/>
      <text:p text:style-name="P8"/>
      <text:p text:style-name="P8"/>
      <text:p text:style-name="P8"/>
      <text:p text:style-name="P6"><text:span text:style-name="T9">W</text:span><text:span text:style-name="T8">(z) = zV(z), X(z)=</text:span><text:span text:style-name="T8"><draw:frame draw:style-name="fr1" draw:name="Objet3" text:anchor-type="as-char" svg:y="-0.723cm" svg:width="3.11cm" svg:height="1.152cm" draw:z-index="50"><draw:object xlink:href="./Object 3" xlink:type="simple" xlink:show="embed" xlink:actuate="onLoad"/><draw:image xlink:href="./ObjectReplacements/Object 3" xlink:type="simple" xlink:show="embed" xlink:actuate="onLoad"/></draw:frame></text:span><text:span text:style-name="T8">, Y(z) = X(z²), Z(z)=z</text:span><text:span text:style-name="T6">-1</text:span><text:span text:style-name="T8">Y(z)</text:span></text:p>
      <text:p text:style-name="P9"/>
      <text:p text:style-name="P6"><text:span text:style-name="T8">so Z(z) = z</text:span><text:span text:style-name="T6">-1</text:span><text:span text:style-name="T8">X(z²) =</text:span><text:span text:style-name="T8"><draw:frame draw:style-name="fr1" draw:name="Objet4" text:anchor-type="as-char" svg:y="-0.723cm" svg:width="8.747cm" svg:height="1.152cm" draw:z-index="5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8">,</text:span><text:span text:style-name="T10"><draw:frame draw:style-name="fr1" draw:name="Objet5" text:anchor-type="as-char" svg:y="-0.723cm" svg:width="3.704cm" svg:height="0.813cm" draw:z-index="52"><draw:object xlink:href="./Object 5" xlink:type="simple" xlink:show="embed" xlink:actuate="onLoad"/><draw:image xlink:href="./ObjectReplacements/Object 5" xlink:type="simple" xlink:show="embed" xlink:actuate="onLoad"/></draw:frame></text:span><text:span text:style-name="T10">and</text:span><text:span text:style-name="T10"><draw:frame draw:style-name="fr1" draw:name="Objet6" text:anchor-type="as-char" svg:y="-0.723cm" svg:width="1.783cm" svg:height="0.813cm" draw:z-index="53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0"/>
      <text:p text:style-name="P10"/>
      <text:p text:style-name="P7"><text:span text:style-name="T10">T</text:span><text:span text:style-name="T8">hose two diagrams are equivalen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6T13:36:59.253000000</meta:creation-date>
    <dc:date>2023-10-10T17:41:57.088000000</dc:date>
    <meta:editing-duration>PT27M43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6" meta:page-count="1" meta:paragraph-count="20" meta:word-count="101" meta:character-count="510" meta:non-whitespace-character-count="413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sup>
              <mi>e</mi>
              <mrow>
                <mn>2</mn>
                <mi>i</mi>
                <mi>π</mi>
                <mi>ν</mi>
              </mrow>
            </msup>
          </mrow>
          <mo fence="true" stretchy="false">)</mo>
        </mrow>
        <mo stretchy="false">=</mo>
        <mrow>
          <mn>2</mn>
          <mo stretchy="false">∗</mo>
          <msub>
            <mn>1</mn>
            <mrow>
              <mo fence="true" stretchy="false">[</mo>
              <mrow>
                <mrow>
                  <mrow>
                    <mo stretchy="false">−</mo>
                    <msub>
                      <mi>ν</mi>
                      <mi>c</mi>
                    </msub>
                  </mrow>
                  <mi>,</mi>
                  <msub>
                    <mi>ν</mi>
                    <mi>c</mi>
                  </msub>
                </mrow>
              </mrow>
              <mo fence="true" stretchy="false">]</mo>
            </mrow>
          </msub>
        </mrow>
      </mrow>
      <mrow>
        <mo fence="true" stretchy="false">(</mo>
        <mrow>
          <mi>ν</mi>
        </mrow>
        <mo fence="true" stretchy="false">)</mo>
      </mrow>
      <mi mathvariant="italic">where</mi>
      <mrow>
        <msub>
          <mi>ν</mi>
          <mi>c</mi>
        </msub>
        <mo stretchy="false">=</mo>
        <mi mathvariant="italic">min</mi>
      </mrow>
      <mrow>
        <mrow>
          <mo fence="true" stretchy="false">(</mo>
          <mrow>
            <mrow>
              <mfrac>
                <mn>1</mn>
                <mrow>
                  <mn>2</mn>
                  <mo stretchy="false">∗</mo>
                  <mn>2</mn>
                </mrow>
              </mfrac>
              <mfrac>
                <mn>,1</mn>
                <mrow>
                  <mn>2</mn>
                  <mo stretchy="false">∗</mo>
                  <mn>3</mn>
                </mrow>
              </mfrac>
            </mrow>
          </mrow>
          <mo fence="true" stretchy="false">)</mo>
        </mrow>
        <mo stretchy="false">=</mo>
        <mfrac>
          <mn>1</mn>
          <mn>6</mn>
        </mfrac>
      </mrow>
      <mo stretchy="false">⇒</mo>
      <mi>H</mi>
      <mrow>
        <mrow>
          <mo fence="true" stretchy="false">(</mo>
          <mrow>
            <msup>
              <mi>e</mi>
              <mrow>
                <mn>2</mn>
                <mi>i</mi>
                <mi>π</mi>
                <mi>ν</mi>
              </mrow>
            </msup>
          </mrow>
          <mo fence="true" stretchy="false">)</mo>
        </mrow>
        <mo stretchy="false">=</mo>
        <mrow>
          <mn>2</mn>
          <mo stretchy="false">∗</mo>
          <msub>
            <mn>1</mn>
            <mrow>
              <mo fence="true" stretchy="false">[</mo>
              <mrow>
                <mrow>
                  <mrow>
                    <mo stretchy="false">−</mo>
                    <mfrac>
                      <mn>1</mn>
                      <mn>6</mn>
                    </mfrac>
                  </mrow>
                  <mi>,</mi>
                  <mfrac>
                    <mn>1</mn>
                    <mn>6</mn>
                  </mfrac>
                </mrow>
              </mrow>
              <mo fence="true" stretchy="false">]</mo>
            </mrow>
          </msub>
        </mrow>
      </mrow>
      <mrow>
        <mo fence="true" stretchy="false">(</mo>
        <mrow>
          <mi>ν</mi>
        </mrow>
        <mo fence="true" stretchy="false">)</mo>
      </mrow>
    </mrow>
    <annotation encoding="StarMath 5.0">H( e^{2i%pi%nu} )=2  * 1_{ [-%nu_c,%nu_c] }( %nu ) where %nu_c=min( 1 over{2*2},1 over{2*3} )=1 over 6  drarrow  H( e^{2i%pi%nu} )=2  * 1_{ [-{1 over 6},{1 over 6}] }( %nu )</annotation>
  </semantics>
</math>
</file>

<file path=Object 2/content.xml><?xml version="1.0" encoding="utf-8"?>
<math xmlns="http://www.w3.org/1998/Math/MathML" display="block">
  <semantics>
    <mrow>
      <mfrac>
        <mn>1</mn>
        <mn>3</mn>
      </mfrac>
      <mrow>
        <munderover>
          <mo stretchy="false">∑</mo>
          <mrow>
            <mi>k</mi>
            <mo stretchy="false">=</mo>
            <mn>0</mn>
          </mrow>
          <mn>2</mn>
        </munderover>
        <mi>Y</mi>
      </mrow>
      <mrow>
        <mrow>
          <mo fence="true" stretchy="false">(</mo>
          <mrow>
            <mrow>
              <msup>
                <mi>z</mi>
                <mfrac>
                  <mn>1</mn>
                  <mn>3</mn>
                </mfrac>
              </msup>
              <msup>
                <mi>e</mi>
                <mfrac>
                  <mrow>
                    <mn>2</mn>
                    <mi mathvariant="italic">ik</mi>
                    <mi>π</mi>
                  </mrow>
                  <mn>3</mn>
                </mfrac>
              </msup>
            </mrow>
          </mrow>
          <mo fence="true" stretchy="false">)</mo>
        </mrow>
        <mo stretchy="false">=</mo>
        <mfrac>
          <mn>1</mn>
          <mn>3</mn>
        </mfrac>
      </mrow>
      <mrow>
        <munderover>
          <mo stretchy="false">∑</mo>
          <mrow>
            <mi>k</mi>
            <mo stretchy="false">=</mo>
            <mn>0</mn>
          </mrow>
          <mn>2</mn>
        </munderover>
        <msup>
          <mi>z</mi>
          <mfrac>
            <mrow>
              <mo stretchy="false">−</mo>
              <mn>1</mn>
            </mrow>
            <mn>3</mn>
          </mfrac>
        </msup>
      </mrow>
      <msup>
        <mi>e</mi>
        <mfrac>
          <mrow>
            <mrow>
              <mo stretchy="false">−</mo>
              <mn>2</mn>
            </mrow>
            <mi mathvariant="italic">ik</mi>
            <mi>π</mi>
          </mrow>
          <mn>3</mn>
        </mfrac>
      </msup>
      <mi>W</mi>
      <mrow>
        <mo fence="true" stretchy="false">(</mo>
        <mrow>
          <mrow>
            <msup>
              <mi>z</mi>
              <mfrac>
                <mn>2</mn>
                <mn>3</mn>
              </mfrac>
            </msup>
            <msup>
              <mi>e</mi>
              <mfrac>
                <mrow>
                  <mn>4</mn>
                  <mi mathvariant="italic">ik</mi>
                  <mi>π</mi>
                </mrow>
                <mn>3</mn>
              </mfrac>
            </msup>
          </mrow>
        </mrow>
        <mo fence="true" stretchy="false">)</mo>
      </mrow>
    </mrow>
    <annotation encoding="StarMath 5.0">1 over 3 sum from{k=0} to{2} Y( z^{1over3}e^{{2ik%pi}over3} )=1 over 3 sum from{k=0} to{2} z^{-1over3}e^{{-2ik%pi}over3}W( z^{2over3}e^{{4ik%pi}over3} )</annotation>
  </semantics>
</math>
</file>

<file path=Object 3/content.xml><?xml version="1.0" encoding="utf-8"?>
<math xmlns="http://www.w3.org/1998/Math/MathML" display="block">
  <semantics>
    <mrow>
      <mfrac>
        <mn>1</mn>
        <mn>3</mn>
      </mfrac>
      <mrow>
        <munderover>
          <mo stretchy="false">∑</mo>
          <mrow>
            <mi>k</mi>
            <mo stretchy="false">=</mo>
            <mn>0</mn>
          </mrow>
          <mn>2</mn>
        </munderover>
        <mi>W</mi>
      </mrow>
      <mrow>
        <mo fence="true" stretchy="false">(</mo>
        <mrow>
          <mrow>
            <msup>
              <mi>z</mi>
              <mfrac>
                <mn>1</mn>
                <mn>3</mn>
              </mfrac>
            </msup>
            <msup>
              <mi>e</mi>
              <mfrac>
                <mrow>
                  <mn>2</mn>
                  <mi mathvariant="italic">ik</mi>
                  <mi>π</mi>
                </mrow>
                <mn>3</mn>
              </mfrac>
            </msup>
          </mrow>
        </mrow>
        <mo fence="true" stretchy="false">)</mo>
      </mrow>
    </mrow>
    <annotation encoding="StarMath 5.0">1 over 3 sum from{k=0} to{2} W( z^{1over3}e^{{2ik%pi}over3} )</annotation>
  </semantics>
</math>
</file>

<file path=Object 4/content.xml><?xml version="1.0" encoding="utf-8"?>
<math xmlns="http://www.w3.org/1998/Math/MathML" display="block">
  <semantics>
    <mrow>
      <msup>
        <mi>z</mi>
        <mrow>
          <mo stretchy="false">−</mo>
          <mn>1</mn>
        </mrow>
      </msup>
      <mfrac>
        <mn>1</mn>
        <mn>3</mn>
      </mfrac>
      <mrow>
        <munderover>
          <mo stretchy="false">∑</mo>
          <mrow>
            <mi>k</mi>
            <mo stretchy="false">=</mo>
            <mn>0</mn>
          </mrow>
          <mn>2</mn>
        </munderover>
        <mi>W</mi>
      </mrow>
      <mrow>
        <mrow>
          <mo fence="true" stretchy="false">(</mo>
          <mrow>
            <mrow>
              <msup>
                <mi>z</mi>
                <mfrac>
                  <mn>2</mn>
                  <mn>3</mn>
                </mfrac>
              </msup>
              <msup>
                <mi>e</mi>
                <mfrac>
                  <mrow>
                    <mn>4</mn>
                    <mi mathvariant="italic">ik</mi>
                    <mi>π</mi>
                  </mrow>
                  <mn>3</mn>
                </mfrac>
              </msup>
            </mrow>
          </mrow>
          <mo fence="true" stretchy="false">)</mo>
        </mrow>
        <mo stretchy="false">=</mo>
        <msup>
          <mi>z</mi>
          <mrow>
            <mo stretchy="false">−</mo>
            <mn>1</mn>
          </mrow>
        </msup>
      </mrow>
      <mfrac>
        <mn>1</mn>
        <mn>3</mn>
      </mfrac>
      <mrow>
        <munderover>
          <mo stretchy="false">∑</mo>
          <mrow>
            <mi>k</mi>
            <mo stretchy="false">=</mo>
            <mn>0</mn>
          </mrow>
          <mn>2</mn>
        </munderover>
        <msup>
          <mi>z</mi>
          <mfrac>
            <mn>2</mn>
            <mn>3</mn>
          </mfrac>
        </msup>
      </mrow>
      <msup>
        <mi>e</mi>
        <mfrac>
          <mrow>
            <mn>4</mn>
            <mi mathvariant="italic">ik</mi>
            <mi>π</mi>
          </mrow>
          <mn>3</mn>
        </mfrac>
      </msup>
      <mi>V</mi>
      <mrow>
        <mo fence="true" stretchy="false">(</mo>
        <mrow>
          <mrow>
            <msup>
              <mi>z</mi>
              <mfrac>
                <mn>2</mn>
                <mn>3</mn>
              </mfrac>
            </msup>
            <msup>
              <mi>e</mi>
              <mfrac>
                <mrow>
                  <mn>4</mn>
                  <mi mathvariant="italic">ik</mi>
                  <mi>π</mi>
                </mrow>
                <mn>3</mn>
              </mfrac>
            </msup>
          </mrow>
        </mrow>
        <mo fence="true" stretchy="false">)</mo>
      </mrow>
    </mrow>
    <annotation encoding="StarMath 5.0">z^{-1}1 over 3 sum from{k=0} to{2} W( z^{2over3}e^{{4ik%pi}over3} )=z^{-1}1 over 3 sum from{k=0} to{2} z^{2over3}e^{{4ik%pi}over3}V( z^{2over3}e^{{4ik%pi}over3} )</annotation>
  </semantics>
</math>
</file>

<file path=Object 5/content.xml><?xml version="1.0" encoding="utf-8"?>
<math xmlns="http://www.w3.org/1998/Math/MathML" display="block">
  <semantics>
    <mrow>
      <mrow>
        <msup>
          <mi>e</mi>
          <mfrac>
            <mrow>
              <mn>4</mn>
              <mi mathvariant="italic">ik</mi>
              <mi>π</mi>
            </mrow>
            <mn>3</mn>
          </mfrac>
        </msup>
        <mo stretchy="false">∗</mo>
        <msup>
          <mi>e</mi>
          <mfrac>
            <mrow>
              <mrow>
                <mo stretchy="false">−</mo>
                <mn>6</mn>
              </mrow>
              <mi mathvariant="italic">ik</mi>
              <mi>π</mi>
            </mrow>
            <mn>3</mn>
          </mfrac>
        </msup>
      </mrow>
      <mo stretchy="false">=</mo>
      <msup>
        <mi>e</mi>
        <mfrac>
          <mrow>
            <mrow>
              <mo stretchy="false">−</mo>
              <mn>2</mn>
            </mrow>
            <mi mathvariant="italic">ik</mi>
            <mi>π</mi>
          </mrow>
          <mn>3</mn>
        </mfrac>
      </msup>
    </mrow>
    <annotation encoding="StarMath 5.0">e^{{4ik%pi}over3}*e^{{-6ik%pi}over3}=e^{{-2ik%pi}over3}</annotation>
  </semantics>
</math>
</file>

<file path=Object 6/content.xml><?xml version="1.0" encoding="utf-8"?>
<math xmlns="http://www.w3.org/1998/Math/MathML" display="block">
  <semantics>
    <mrow>
      <msup>
        <mi>e</mi>
        <mfrac>
          <mrow>
            <mrow>
              <mo stretchy="false">−</mo>
              <mn>6</mn>
            </mrow>
            <mi mathvariant="italic">ik</mi>
            <mi>π</mi>
          </mrow>
          <mn>3</mn>
        </mfrac>
      </msup>
      <mo stretchy="false">=</mo>
      <mn>1</mn>
    </mrow>
    <annotation encoding="StarMath 5.0">e^{{-6ik%pi}over3} =1</annotation>
  </semantics>
</math>
</file>